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tours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val initiales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6">00/00/0000</text:date>, <text:time style:data-style-name="N2" text:time-value="12:36:59.405323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22T14:42:42.596420186</meta:creation-date>
    <dc:date>2020-03-06T12:45:36.175723556</dc:date>
    <meta:editing-duration>PT9M58S</meta:editing-duration>
    <meta:editing-cycles>3</meta:editing-cycles>
    <meta:generator>LibreOffice/6.4.1.2$Linux_X86_64 LibreOffice_project/4d224e95b98b138af42a64d84056446d09082932</meta:generator>
    <meta:document-statistic meta:table-count="1" meta:cell-count="23" meta:object-count="0"/>
  </office:meta>
</office:document-meta>
</file>